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22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48.87">
            <text:p>148.87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Blake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23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48.87">
            <text:p>148.87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Blake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138</text:p>
          </table:table-cell>
          <table:table-cell table:style-name="ACE-0" office:value-type="float" office:value="-20.172999999999998">
            <text:p>−20.173</text:p>
          </table:table-cell>
          <table:table-cell table:style-name="ACE-0" office:value-type="float" office:value="148.89099999999999">
            <text:p>148.891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Mangrove root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32">
            <text:p>−32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LewisEtal2013,Heap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28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72">
            <text:p>−1.7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29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5485">
            <text:p>548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3.2200000000000002">
            <text:p>−3.2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0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.7699999999999996">
            <text:p>−4.7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5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9725">
            <text:p>9725</text:p>
          </table:table-cell>
          <table:table-cell table:style-name="ACE-0" office:value-type="float" office:value="731">
            <text:p>731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6.82">
            <text:p>−16.82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7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 (Acropor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42">
            <text:p>−12.4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2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6135">
            <text:p>6135</text:p>
          </table:table-cell>
          <table:table-cell table:style-name="ACE-0" office:value-type="float" office:value="163">
            <text:p>163</text:p>
          </table:table-cell>
          <table:table-cell table:style-name="ACE-0" office:value-type="string">
            <text:p>Coral (Favid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720000000000001">
            <text:p>−12.7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1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5765">
            <text:p>576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7200000000000006">
            <text:p>−8.7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3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3395">
            <text:p>339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9.3200000000000003">
            <text:p>−9.3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4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5565">
            <text:p>5565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.970000000000001">
            <text:p>−10.9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938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8655">
            <text:p>8655</text:p>
          </table:table-cell>
          <table:table-cell table:style-name="ACE-0" office:value-type="float" office:value="262">
            <text:p>262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8.02">
            <text:p>−18.0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036</text:p>
          </table:table-cell>
          <table:table-cell table:style-name="ACE-0" office:value-type="float" office:value="-20.062999999999999">
            <text:p>−20.063</text:p>
          </table:table-cell>
          <table:table-cell table:style-name="ACE-0" office:value-type="float" office:value="148.881">
            <text:p>148.881</text:p>
          </table:table-cell>
          <table:table-cell table:style-name="ACE-0" office:value-type="float" office:value="4875">
            <text:p>4875</text:p>
          </table:table-cell>
          <table:table-cell table:style-name="ACE-0" office:value-type="float" office:value="222">
            <text:p>222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LewisEtal2013,LarcombeEtal1995,HopleyEtal1978,Hopley1983,Hopley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S_1</text:p>
          </table:table-cell>
          <table:table-cell table:style-name="ACE-0" office:value-type="float" office:value="-20.033000000000001">
            <text:p>−20.033</text:p>
          </table:table-cell>
          <table:table-cell table:style-name="ACE-0" office:value-type="float" office:value="148.267">
            <text:p>148.267</text:p>
          </table:table-cell>
          <table:table-cell table:style-name="ACE-0" office:value-type="float" office:value="6375">
            <text:p>637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75">
            <text:p>1.0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S_2</text:p>
          </table:table-cell>
          <table:table-cell table:style-name="ACE-0" office:value-type="float" office:value="-20.033000000000001">
            <text:p>−20.033</text:p>
          </table:table-cell>
          <table:table-cell table:style-name="ACE-0" office:value-type="float" office:value="148.267">
            <text:p>148.267</text:p>
          </table:table-cell>
          <table:table-cell table:style-name="ACE-0" office:value-type="float" office:value="5735">
            <text:p>573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1.075">
            <text:p>1.0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S_3</text:p>
          </table:table-cell>
          <table:table-cell table:style-name="ACE-0" office:value-type="float" office:value="-20.033000000000001">
            <text:p>−20.033</text:p>
          </table:table-cell>
          <table:table-cell table:style-name="ACE-0" office:value-type="float" office:value="148.267">
            <text:p>148.267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7499999999999998">
            <text:p>0.97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S_4</text:p>
          </table:table-cell>
          <table:table-cell table:style-name="ACE-0" office:value-type="float" office:value="-20.033000000000001">
            <text:p>−20.033</text:p>
          </table:table-cell>
          <table:table-cell table:style-name="ACE-0" office:value-type="float" office:value="148.267">
            <text:p>148.267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25">
            <text:p>0.62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233</text:p>
          </table:table-cell>
          <table:table-cell table:style-name="ACE-0" office:value-type="float" office:value="-19.984999999999999">
            <text:p>−19.985</text:p>
          </table:table-cell>
          <table:table-cell table:style-name="ACE-0" office:value-type="float" office:value="148.36600000000001">
            <text:p>148.366</text:p>
          </table:table-cell>
          <table:table-cell table:style-name="ACE-0" office:value-type="float" office:value="4245">
            <text:p>42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234</text:p>
          </table:table-cell>
          <table:table-cell table:style-name="ACE-0" office:value-type="float" office:value="-19.984999999999999">
            <text:p>−19.985</text:p>
          </table:table-cell>
          <table:table-cell table:style-name="ACE-0" office:value-type="float" office:value="148.36600000000001">
            <text:p>148.366</text:p>
          </table:table-cell>
          <table:table-cell table:style-name="ACE-0" office:value-type="float" office:value="4815">
            <text:p>481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C_1</text:p>
          </table:table-cell>
          <table:table-cell table:style-name="ACE-0" office:value-type="float" office:value="-19.867000000000001">
            <text:p>−19.867</text:p>
          </table:table-cell>
          <table:table-cell table:style-name="ACE-0" office:value-type="float" office:value="147.88300000000001">
            <text:p>147.883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C_2</text:p>
          </table:table-cell>
          <table:table-cell table:style-name="ACE-0" office:value-type="float" office:value="-19.867000000000001">
            <text:p>−19.867</text:p>
          </table:table-cell>
          <table:table-cell table:style-name="ACE-0" office:value-type="float" office:value="147.88300000000001">
            <text:p>147.883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happell1983_EWC_3</text:p>
          </table:table-cell>
          <table:table-cell table:style-name="ACE-0" office:value-type="float" office:value="-19.867000000000001">
            <text:p>−19.867</text:p>
          </table:table-cell>
          <table:table-cell table:style-name="ACE-0" office:value-type="float" office:value="147.88300000000001">
            <text:p>147.883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Microatol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ChappellEtal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7</text:p>
          </table:table-cell>
          <table:table-cell table:style-name="ACE-0" office:value-type="float" office:value="-19.75">
            <text:p>−19.75</text:p>
          </table:table-cell>
          <table:table-cell table:style-name="ACE-0" office:value-type="float" office:value="147.69">
            <text:p>147.69</text:p>
          </table:table-cell>
          <table:table-cell table:style-name="ACE-0" office:value-type="float" office:value="390">
            <text:p>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 (Kere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2.76">
            <text:p>−12.7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Way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8</text:p>
          </table:table-cell>
          <table:table-cell table:style-name="ACE-0" office:value-type="float" office:value="-19.75">
            <text:p>−19.75</text:p>
          </table:table-cell>
          <table:table-cell table:style-name="ACE-0" office:value-type="float" office:value="147.69">
            <text:p>147.69</text:p>
          </table:table-cell>
          <table:table-cell table:style-name="ACE-0" office:value-type="float" office:value="4630">
            <text:p>46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 (Ostrea bresi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4.26">
            <text:p>−14.2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Way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864</text:p>
          </table:table-cell>
          <table:table-cell table:style-name="ACE-0" office:value-type="float" office:value="-19.745000000000001">
            <text:p>−19.745</text:p>
          </table:table-cell>
          <table:table-cell table:style-name="ACE-0" office:value-type="float" office:value="147.69999999999999">
            <text:p>147.7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/>
          </table:table-cell>
          <table:table-cell table:style-name="ACE-0" office:value-type="string">
            <text:p/>
          </table:table-cell>
          <table:table-cell table:style-name="ACE-0" office:value-type="string">
            <text:p>0</text:p>
          </table:table-cell>
          <table:table-cell table:style-name="ACE-0" office:value-type="float" office:value="-0.67000000000000004">
            <text:p>−0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LarcombeEtal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236</text:p>
          </table:table-cell>
          <table:table-cell table:style-name="ACE-0" office:value-type="float" office:value="-19.727">
            <text:p>−19.727</text:p>
          </table:table-cell>
          <table:table-cell table:style-name="ACE-0" office:value-type="float" office:value="148.357">
            <text:p>148.357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124">
            <text:p>124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4741</text:p>
          </table:table-cell>
          <table:table-cell table:style-name="ACE-0" office:value-type="float" office:value="-19.727">
            <text:p>−19.727</text:p>
          </table:table-cell>
          <table:table-cell table:style-name="ACE-0" office:value-type="float" office:value="148.357">
            <text:p>148.357</text:p>
          </table:table-cell>
          <table:table-cell table:style-name="ACE-0" office:value-type="float" office:value="6425">
            <text:p>6425</text:p>
          </table:table-cell>
          <table:table-cell table:style-name="ACE-0" office:value-type="float" office:value="134">
            <text:p>134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5216</text:p>
          </table:table-cell>
          <table:table-cell table:style-name="ACE-0" office:value-type="float" office:value="-19.727">
            <text:p>−19.727</text:p>
          </table:table-cell>
          <table:table-cell table:style-name="ACE-0" office:value-type="float" office:value="148.357">
            <text:p>148.357</text:p>
          </table:table-cell>
          <table:table-cell table:style-name="ACE-0" office:value-type="float" office:value="3755">
            <text:p>375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eachrock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Hopley198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415</text:p>
          </table:table-cell>
          <table:table-cell table:style-name="ACE-0" office:value-type="float" office:value="-19.66">
            <text:p>−19.66</text:p>
          </table:table-cell>
          <table:table-cell table:style-name="ACE-0" office:value-type="float" office:value="147.53999999999999">
            <text:p>147.54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 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71999999999999997">
            <text:p>−0.7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23</text:p>
          </table:table-cell>
          <table:table-cell table:style-name="ACE-0" office:value-type="float" office:value="-19.629999999999999">
            <text:p>−19.63</text:p>
          </table:table-cell>
          <table:table-cell table:style-name="ACE-0" office:value-type="float" office:value="147.53">
            <text:p>147.53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Organic san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001</text:p>
          </table:table-cell>
          <table:table-cell table:style-name="ACE-0" office:value-type="float" office:value="-19.59">
            <text:p>−19.59</text:p>
          </table:table-cell>
          <table:table-cell table:style-name="ACE-0" office:value-type="float" office:value="147.55000000000001">
            <text:p>147.55</text:p>
          </table:table-cell>
          <table:table-cell table:style-name="ACE-0" office:value-type="float" office:value="2240">
            <text:p>22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016</text:p>
          </table:table-cell>
          <table:table-cell table:style-name="ACE-0" office:value-type="float" office:value="-19.469999999999999">
            <text:p>−19.47</text:p>
          </table:table-cell>
          <table:table-cell table:style-name="ACE-0" office:value-type="float" office:value="147.47">
            <text:p>147.47</text:p>
          </table:table-cell>
          <table:table-cell table:style-name="ACE-0" office:value-type="float" office:value="5375">
            <text:p>5375</text:p>
          </table:table-cell>
          <table:table-cell table:style-name="ACE-0" office:value-type="float" office:value="173">
            <text:p>173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7.7999999999999998">
            <text:p>−7.8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796</text:p>
          </table:table-cell>
          <table:table-cell table:style-name="ACE-0" office:value-type="float" office:value="-19.454000000000001">
            <text:p>−19.454</text:p>
          </table:table-cell>
          <table:table-cell table:style-name="ACE-0" office:value-type="float" office:value="147.48500000000001">
            <text:p>147.485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detritus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Way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006</text:p>
          </table:table-cell>
          <table:table-cell table:style-name="ACE-0" office:value-type="float" office:value="-19.449999999999999">
            <text:p>−19.45</text:p>
          </table:table-cell>
          <table:table-cell table:style-name="ACE-0" office:value-type="float" office:value="147.47999999999999">
            <text:p>147.4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430">
            <text:p>430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LewisEtal2013,LarcombeEtal1995,Belperio1978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888</text:p>
          </table:table-cell>
          <table:table-cell table:style-name="ACE-0" office:value-type="float" office:value="-19.399999999999999">
            <text:p>−19.4</text:p>
          </table:table-cell>
          <table:table-cell table:style-name="ACE-0" office:value-type="float" office:value="147.46000000000001">
            <text:p>147.46</text:p>
          </table:table-cell>
          <table:table-cell table:style-name="ACE-0" office:value-type="float" office:value="2060">
            <text:p>2060</text:p>
          </table:table-cell>
          <table:table-cell table:style-name="ACE-0" office:value-type="float" office:value="119">
            <text:p>119</text:p>
          </table:table-cell>
          <table:table-cell table:style-name="ACE-0" office:value-type="string">
            <text:p>Mangrove mud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3.5">
            <text:p>3.5</text:p>
          </table:table-cell>
          <table:table-cell table:style-name="ACE-0" office:value-type="string">
            <text:p>LewisEtal2013,LarcombeEtal1995,ThomEtal1969,Belperio197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9</text:p>
          </table:table-cell>
          <table:table-cell table:style-name="ACE-0" office:value-type="float" office:value="-19.393000000000001">
            <text:p>−19.393</text:p>
          </table:table-cell>
          <table:table-cell table:style-name="ACE-0" office:value-type="float" office:value="148.13499999999999">
            <text:p>148.135</text:p>
          </table:table-cell>
          <table:table-cell table:style-name="ACE-0" office:value-type="float" office:value="9940">
            <text:p>9940</text:p>
          </table:table-cell>
          <table:table-cell table:style-name="ACE-0" office:value-type="float" office:value="410">
            <text:p>41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2.450000000000003">
            <text:p>−42.4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08</text:p>
          </table:table-cell>
          <table:table-cell table:style-name="ACE-0" office:value-type="float" office:value="-19.393000000000001">
            <text:p>−19.393</text:p>
          </table:table-cell>
          <table:table-cell table:style-name="ACE-0" office:value-type="float" office:value="148.13499999999999">
            <text:p>148.135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41.25">
            <text:p>−41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21</text:p>
          </table:table-cell>
          <table:table-cell table:style-name="ACE-0" office:value-type="float" office:value="-19.34">
            <text:p>−19.34</text:p>
          </table:table-cell>
          <table:table-cell table:style-name="ACE-0" office:value-type="float" office:value="147.43000000000001">
            <text:p>147.43</text:p>
          </table:table-cell>
          <table:table-cell table:style-name="ACE-0" office:value-type="float" office:value="735">
            <text:p>73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(Telescopium cf. telescopium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6722</text:p>
          </table:table-cell>
          <table:table-cell table:style-name="ACE-0" office:value-type="float" office:value="-19.34">
            <text:p>−19.34</text:p>
          </table:table-cell>
          <table:table-cell table:style-name="ACE-0" office:value-type="float" office:value="147.43000000000001">
            <text:p>147.43</text:p>
          </table:table-cell>
          <table:table-cell table:style-name="ACE-0" office:value-type="float" office:value="755">
            <text:p>755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 (Telescopium cf. telescopium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ewisEtal2013,LarcombeEtal1995,Belperio197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7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9.9800000000000004">
            <text:p>−9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8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3410">
            <text:p>34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1.880000000000001">
            <text:p>−11.8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39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.4800000000000004">
            <text:p>−5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40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4250">
            <text:p>42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8.4800000000000004">
            <text:p>−8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41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4740">
            <text:p>4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9.4800000000000004">
            <text:p>−9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42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3.68">
            <text:p>−13.6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49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5.93">
            <text:p>−15.9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50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8.43">
            <text:p>−18.4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51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5230">
            <text:p>5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2.48">
            <text:p>−22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52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5140">
            <text:p>51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3.48">
            <text:p>−23.4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53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4.530000000000001">
            <text:p>−24.5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1554</text:p>
          </table:table-cell>
          <table:table-cell table:style-name="ACE-0" office:value-type="float" office:value="-19.298999999999999">
            <text:p>−19.299</text:p>
          </table:table-cell>
          <table:table-cell table:style-name="ACE-0" office:value-type="float" office:value="148.083">
            <text:p>148.083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0.98">
            <text:p>−20.9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3</text:p>
          </table:table-cell>
          <table:table-cell table:style-name="ACE-0" office:value-type="float" office:value="-19.216000000000001">
            <text:p>−19.216</text:p>
          </table:table-cell>
          <table:table-cell table:style-name="ACE-0" office:value-type="float" office:value="148.18899999999999">
            <text:p>148.189</text:p>
          </table:table-cell>
          <table:table-cell table:style-name="ACE-0" office:value-type="float" office:value="6205">
            <text:p>6205</text:p>
          </table:table-cell>
          <table:table-cell table:style-name="ACE-0" office:value-type="float" office:value="154">
            <text:p>154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4.08">
            <text:p>−14.0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298</text:p>
          </table:table-cell>
          <table:table-cell table:style-name="ACE-0" office:value-type="float" office:value="-19.216000000000001">
            <text:p>−19.216</text:p>
          </table:table-cell>
          <table:table-cell table:style-name="ACE-0" office:value-type="float" office:value="148.18899999999999">
            <text:p>148.189</text:p>
          </table:table-cell>
          <table:table-cell table:style-name="ACE-0" office:value-type="float" office:value="4795">
            <text:p>479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Reef co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2.3799999999999999">
            <text:p>−2.3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LarcombeEtal1995,Hopley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1</text:p>
          </table:table-cell>
          <table:table-cell table:style-name="ACE-0" office:value-type="float" office:value="-19.170999999999999">
            <text:p>−19.171</text:p>
          </table:table-cell>
          <table:table-cell table:style-name="ACE-0" office:value-type="float" office:value="148.08500000000001">
            <text:p>148.085</text:p>
          </table:table-cell>
          <table:table-cell table:style-name="ACE-0" office:value-type="float" office:value="2670">
            <text:p>26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0</text:p>
          </table:table-cell>
          <table:table-cell table:style-name="ACE-0" office:value-type="float" office:value="-19.170999999999999">
            <text:p>−19.171</text:p>
          </table:table-cell>
          <table:table-cell table:style-name="ACE-0" office:value-type="float" office:value="148.08500000000001">
            <text:p>148.085</text:p>
          </table:table-cell>
          <table:table-cell table:style-name="ACE-0" office:value-type="float" office:value="2140">
            <text:p>21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 (Bivalv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owe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8635012</text:p>
          </table:table-cell>
          <table:table-cell table:style-name="ACE-0" office:value-type="float" office:value="-19.018000000000001">
            <text:p>−19.018</text:p>
          </table:table-cell>
          <table:table-cell table:style-name="ACE-0" office:value-type="float" office:value="148.136">
            <text:p>148.136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 (Foram-bivalve in core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56.149999999999999">
            <text:p>−56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LewisEtal2013,LarcombeEtal1995,HarrisEtal1990</text:p>
          </table:table-cell>
          <table:table-cell table:number-columns-repeated="240" table:style-name="ACE-0"/>
        </table:table-row>
        <table:table-row table:style-name="AROW-0" table:number-rows-repeated="44">
          <table:table-cell table:number-columns-repeated="256"/>
        </table:table-row>
        <table:table-row table:style-name="AROW-1" table:number-rows-repeated="57">
          <table:table-cell table:number-columns-repeated="256"/>
        </table:table-row>
        <table:table-row table:style-name="AROW-0" table:number-rows-repeated="6537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57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3:14Z</dc:date>
    <meta:creation-date>2022-10-27T08:15:17Z</meta:creation-date>
    <meta:generator>gnumeric/1.12.46</meta:generator>
  </office:meta>
</office:document-meta>
</file>